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2" style:family="paragraph" style:parent-style-name="Standard">
      <style:paragraph-properties fo:text-align="center" style:justify-single-word="false"/>
      <style:text-properties style:font-name="Arial" fo:font-size="21pt" fo:font-weight="bold" style:font-size-asian="21pt" style:font-weight-asian="bold" style:font-size-complex="21pt" style:font-weight-complex="bold"/>
    </style:style>
    <style:style style:name="P3" style:family="paragraph" style:parent-style-name="Standard">
      <style:paragraph-properties fo:text-align="center" style:justify-single-word="false"/>
      <style:text-properties style:font-name="Arial" fo:font-size="21pt" fo:font-weight="normal" officeooo:rsid="0010c367" officeooo:paragraph-rsid="0010c367" style:font-size-asian="21pt" style:font-weight-asian="normal" style:font-size-complex="21pt" style:font-weight-complex="normal"/>
    </style:style>
    <style:style style:name="P4" style:family="paragraph" style:parent-style-name="Standard">
      <style:paragraph-properties fo:text-align="start" style:justify-single-word="false"/>
      <style:text-properties style:font-name="Arial" fo:font-size="14pt" fo:font-weight="bold" officeooo:rsid="0010c367" officeooo:paragraph-rsid="00116c8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fo:font-weight="bold" officeooo:rsid="00116c87" officeooo:paragraph-rsid="00116c87"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Arial" fo:font-size="14pt" fo:font-weight="bold" officeooo:rsid="00116c87" officeooo:paragraph-rsid="00179694"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Arial" fo:font-size="14pt" fo:font-weight="normal" officeooo:rsid="00116c87" officeooo:paragraph-rsid="00116c8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4pt" fo:font-weight="normal" officeooo:rsid="0011be87" officeooo:paragraph-rsid="0011be87"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fo:font-weight="normal" officeooo:rsid="0011be87" officeooo:paragraph-rsid="00179694"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fo:font-weight="normal" officeooo:rsid="00141b5f" officeooo:paragraph-rsid="00141b5f"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2pt" fo:font-weight="bold" officeooo:rsid="0015c6c6" officeooo:paragraph-rsid="0015c6c6" style:font-size-asian="12pt" style:font-weight-asian="bold" style:font-size-complex="12pt" style:font-weight-complex="bold"/>
    </style:style>
    <style:style style:name="P1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Arial" fo:font-size="12pt" fo:font-weight="bold" officeooo:rsid="001bbc01" officeooo:paragraph-rsid="001bbc01"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bold" officeooo:rsid="001bbc01" officeooo:paragraph-rsid="001bbc01"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bold" officeooo:rsid="00179694" officeooo:paragraph-rsid="00179694"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 fo:font-size="12pt" fo:font-weight="normal" officeooo:rsid="0015c6c6" officeooo:paragraph-rsid="0015c6c6" style:font-size-asian="12pt" style:font-weight-asian="normal" style:font-size-complex="12pt" style:font-weight-complex="normal"/>
    </style:style>
    <style:style style:name="P1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0.5pt" fo:letter-spacing="normal" fo:font-style="normal" fo:font-weight="normal"/>
    </style:style>
    <style:style style:name="P17" style:family="paragraph" style:parent-style-name="Standard">
      <style:paragraph-properties fo:text-align="start" style:justify-single-word="false"/>
      <style:text-properties fo:font-variant="normal" fo:text-transform="none" fo:color="#000000" loext:opacity="100%" style:font-name="monospace" fo:font-size="10.5pt" fo:letter-spacing="normal" fo:font-style="normal" fo:font-weight="normal" officeooo:rsid="001bbc01" officeooo:paragraph-rsid="001bbc01" style:font-size-asian="12pt" style:font-weight-asian="bold" style:font-size-complex="12pt" style:font-weight-complex="bold"/>
    </style:style>
    <style:style style:name="P1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monospace" fo:font-size="12pt" fo:letter-spacing="normal" fo:font-style="normal" fo:font-weight="normal" officeooo:rsid="0015c6c6" officeooo:paragraph-rsid="0015c6c6" style:font-size-asian="10.5pt" style:font-size-complex="12pt"/>
    </style:style>
    <style:style style:name="P1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style>
    <style:style style:name="P2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Arial" fo:font-size="12pt" fo:font-weight="normal" officeooo:rsid="001bbc01" officeooo:paragraph-rsid="001bbc01" style:font-size-asian="12pt" style:font-weight-asian="normal" style:font-size-complex="12pt" style:font-weight-complex="normal"/>
    </style:style>
    <style:style style:name="P2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size="12pt" fo:font-weight="bold" officeooo:paragraph-rsid="001d5780" style:font-size-asian="12pt" style:font-weight-asian="bold" style:font-size-complex="12pt" style:font-weight-complex="bold"/>
    </style:style>
    <style:style style:name="P2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size="12pt" fo:font-weight="bold" officeooo:rsid="00214132" officeooo:paragraph-rsid="0021b8a5"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6c87" style:font-weight-asian="normal" style:font-weight-complex="normal"/>
    </style:style>
    <style:style style:name="T3" style:family="text">
      <style:text-properties fo:font-weight="normal" style:font-size-asian="14pt" style:font-weight-asian="normal" style:font-weight-complex="normal"/>
    </style:style>
    <style:style style:name="T4" style:family="text">
      <style:text-properties fo:font-weight="normal" officeooo:rsid="00116c87" style:font-size-asian="14pt" style:font-weight-asian="normal" style:font-weight-complex="normal"/>
    </style:style>
    <style:style style:name="T5" style:family="text">
      <style:text-properties fo:font-weight="normal" officeooo:rsid="0011be87" style:font-size-asian="14pt" style:font-weight-asian="normal" style:font-weight-complex="normal"/>
    </style:style>
    <style:style style:name="T6" style:family="text">
      <style:text-properties fo:font-weight="normal" officeooo:rsid="00141b5f" style:font-size-asian="14pt" style:font-weight-asian="normal" style:font-weight-complex="normal"/>
    </style:style>
    <style:style style:name="T7" style:family="text">
      <style:text-properties fo:font-weight="normal" officeooo:rsid="001ef2ad" style:font-size-asian="14pt" style:font-weight-asian="normal" style:font-weight-complex="normal"/>
    </style:style>
    <style:style style:name="T8" style:family="text">
      <style:text-properties style:font-size-asian="14pt"/>
    </style:style>
    <style:style style:name="T9" style:family="text">
      <style:text-properties officeooo:rsid="00196438"/>
    </style:style>
    <style:style style:name="T10" style:family="text">
      <style:text-properties style:font-name="Arial"/>
    </style:style>
    <style:style style:name="T11" style:family="text">
      <style:text-properties style:font-name="Arial" officeooo:rsid="001d5780"/>
    </style:style>
    <style:style style:name="T12" style:family="text">
      <style:text-properties style:font-name="Arial" fo:font-weight="normal" style:font-weight-asian="normal" style:font-weight-complex="normal"/>
    </style:style>
    <style:style style:name="T13" style:family="text">
      <style:text-properties style:font-name="Arial" fo:font-weight="normal" officeooo:rsid="001d5780" style:font-weight-asian="normal" style:font-weight-complex="normal"/>
    </style:style>
    <style:style style:name="T14" style:family="text">
      <style:text-properties style:font-name="Arial" fo:font-weight="normal" officeooo:rsid="0021b8a5"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ilitary Aircraft Recognition</text:p>
      <text:p text:style-name="P3">(road map)</text:p>
      <text:p text:style-name="P3"/>
      <text:p text:style-name="P3"/>
      <text:p text:style-name="P4">Goal: <text:span text:style-name="T1">Buid a model that will be able to detect and classif</text:span><text:span text:style-name="T2">y </text:span><text:span text:style-name="T4">Military Aircrafts on images from drones.</text:span></text:p>
      <text:p text:style-name="P7"/>
      <text:p text:style-name="P5"><text:span text:style-name="T8">First model:</text:span><text:span text:style-name="T3"> Initially, I will buid </text:span><text:span text:style-name="T6">my core</text:span><text:span text:style-name="T3"> model that will just classify Aircraft on an image to find limits in performance (to find minimum Bayes error) to set goal in future model performance. I will have to prepare data for this task, and I will use transfer learning to speed up the process.</text:span></text:p>
      <text:p text:style-name="P7"/>
      <text:p text:style-name="P11">Results: </text:p>
      <text:p text:style-name="P19"/>
      <text:p text:style-name="P16">val_acc: 0.918</text:p>
      <text:p text:style-name="P16">val_precision: 0.9262</text:p>
      <text:p text:style-name="P16">val_recall: 0.9147</text:p>
      <text:p text:style-name="P16">val_F1: 0.9204</text:p>
      <text:p text:style-name="P16"/>
      <text:p text:style-name="P18"/>
      <text:p text:style-name="P11">Note:<text:span text:style-name="T1"> The results can be better but its futher improvement would involve more data augmentation and more time for training.</text:span></text:p>
      <text:p text:style-name="P15"/>
      <text:p text:style-name="P11">Note:<text:span text:style-name="T1"> Most of mistakes model made were on images with bad quality. (You can check it on first_model_training.ipynb)</text:span></text:p>
      <text:p text:style-name="P7"/>
      <text:p text:style-name="P6"><text:span text:style-name="T8">Second model: </text:span><text:span text:style-name="T5">I will use Yolo (the last version Yolov8) types of model for detection task. </text:span><text:span text:style-name="T7">Here is open source tool I will use for its implementation (</text:span><text:a xlink:type="simple" xlink:href="https://github.com/ultralytics" text:style-name="Internet_20_link" text:visited-style-name="Visited_20_Internet_20_Link"><text:span text:style-name="T7">https://github.com/ultralytics</text:span></text:a><text:span text:style-name="T7">). There you can find more information about this algorithm.</text:span></text:p>
      <text:p text:style-name="P9"/>
      <text:p text:style-name="P14">Note: <text:span text:style-name="T1">Data analysis showed us that there are no images without Aircrafts.</text:span></text:p>
      <text:p text:style-name="P9"/>
      <text:p text:style-name="P9"><text:s/>Data preporation will involve such stages:</text:p>
      <text:p text:style-name="P8">- make my split on train and test sets.</text:p>
      <text:p text:style-name="P8"/>
      <text:p text:style-name="P8">- add images with no Aircrafts. (Because if model do not train also on such images it might be problem on production. Model might always try to find an Aircraft on an image, <text:span text:style-name="T9">even when there no any</text:span>.)</text:p>
      <text:p text:style-name="P8"/>
      <text:p text:style-name="P8">- augment train data. <text:span text:style-name="T9">(data augmentation involved horizontall and verticall flips)</text:span></text:p>
      <text:p text:style-name="P8"/>
      <text:p text:style-name="P8"/>
      <text:p text:style-name="P10">I will try 2 different architectures of model (nano, and small).</text:p>
      <text:p text:style-name="P10"><text:soft-page-break/>After training I will have to also evaluate the model and compare the results to my core model (first model).</text:p>
      <text:p text:style-name="P10"/>
      <text:p text:style-name="P10"/>
      <text:p text:style-name="P13">Results of the nano model: </text:p>
      <text:p text:style-name="P17"/>
      <text:p text:style-name="P19"/>
      <text:p text:style-name="P16">precision: 0.87081</text:p>
      <text:p text:style-name="P16">recall: 0.85034</text:p>
      <text:p text:style-name="P16">F1: 0.8605</text:p>
      <text:p text:style-name="P16"/>
      <text:p text:style-name="P12">Note:<text:span text:style-name="T1"> Looking at the results I can say that bigger Yolo model might improve them.</text:span></text:p>
      <text:p text:style-name="P20"/>
      <text:p text:style-name="P21"><text:span text:style-name="T11">Note: </text:span><text:span text:style-name="T13">Most mistakes are made on low-quality images <text:s/>with similar Aircrafts.</text:span></text:p>
      <text:p text:style-name="P21"><text:span text:style-name="T13"/></text:p>
      <text:p text:style-name="P22"><text:span text:style-name="T11">N</text:span><text:span text:style-name="T10">ote:</text:span><text:span text:style-name="T14"> I have encountered some troubles in training Yolov8s. My kernel was dying instantly when I started training. So, instead of trying a different approach I wanted to, I decided to try to train my model with Colab.</text:span></text:p>
      <text:p text:style-name="P22"><text:span text:style-name="T14">That different approach was the third model (Faster RCNN). I did not really believe in it though. I wanted to give it a try, because I have never used it. I guess next time.</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1T11:37:37.341862592</meta:creation-date>
    <dc:date>2023-10-13T22:19:01.025582074</dc:date>
    <meta:editing-duration>PT36M28S</meta:editing-duration>
    <meta:editing-cycles>9</meta:editing-cycles>
    <meta:generator>LibreOffice/7.3.7.2$Linux_X86_64 LibreOffice_project/30$Build-2</meta:generator>
    <meta:document-statistic meta:table-count="0" meta:image-count="0" meta:object-count="0" meta:page-count="2" meta:paragraph-count="27" meta:word-count="377" meta:character-count="2215" meta:non-whitespace-character-count="1861"/>
  </office:meta>
</office:document-meta>
</file>